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2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5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8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 fo:margin-bottom="7.00pt"/>
    </style:style>
    <style:style style:name="P6" style:family="paragraph">
      <style:paragraph-properties fo:line-height="115.00%" fo:text-align="left" fo:margin-bottom="7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 fo:margin-bottom="7.00pt"/>
    </style:style>
    <style:style style:name="P8" style:family="paragraph">
      <style:paragraph-properties fo:line-height="115.00%" fo:text-align="left" fo:margin-bottom="7.00p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left="-18.00pt" fo:text-indent="18.00pt" fo:margin-bottom="7.00pt"/>
    </style:style>
    <style:style style:name="P10" style:family="paragraph">
      <style:paragraph-properties fo:line-height="115.00%" fo:text-align="left" fo:margin-left="52.85pt" fo:text-indent="1.00pt" fo:margin-bottom="7.00pt"/>
    </style:style>
    <style:style style:name="P11" style:family="paragraph">
      <style:paragraph-properties fo:line-height="115.00%" fo:text-align="left" fo:margin-left="70.85pt" fo:text-indent="-17.00pt" fo:margin-bottom="7.00pt"/>
    </style:style>
    <text:list-style style:name="L12">
      <text:list-level-style-bullet text:level="1" text:bullet-char="•">
        <style:list-level-properties text:space-before="53.85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left="-1.00pt" fo:text-indent="1.00pt" fo:margin-bottom="7.00pt"/>
    </style:style>
    <style:style style:name="P13" style:family="paragraph">
      <style:paragraph-properties fo:line-height="115.00%" fo:text-align="left" fo:margin-left="70.85pt" fo:text-indent="-17.00pt" fo:margin-bottom="7.00p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left="-18.00pt" fo:text-indent="18.00pt" fo:margin-bottom="7.00pt"/>
    </style:style>
    <style:style style:name="P15" style:family="paragraph">
      <style:paragraph-properties fo:line-height="115.00%" fo:text-align="left" fo:margin-bottom="7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left="-18.00pt" fo:text-indent="18.00pt" fo:margin-bottom="7.00pt"/>
    </style:style>
    <style:style style:name="P17" style:family="paragraph">
      <style:paragraph-properties fo:line-height="100.00%" fo:text-align="left" fo:margin-top="7.00pt" fo:margin-bottom="6.00pt"/>
    </style:style>
    <style:style style:name="P18" style:family="paragraph">
      <style:paragraph-properties fo:line-height="100.00%" fo:text-align="left" fo:margin-top="12.00pt" fo:margin-bottom="6.00pt"/>
    </style:style>
    <style:style style:name="P19" style:family="paragraph">
      <style:paragraph-properties fo:line-height="100.00%" fo:text-align="left" fo:margin-top="12.00pt" fo:margin-bottom="6.00pt"/>
    </style:style>
    <style:style style:name="P20" style:family="paragraph">
      <style:paragraph-properties fo:line-height="100.00%" fo:text-align="left" fo:margin-top="12.00pt" fo:margin-bottom="6.00pt"/>
    </style:style>
  </office:automatic-styles>
  <office:body>
    <office:text>
      <text:p text:style-name="P1"><text:span text:style-name="T1">Government Engineering College</text:span></text:p>
      <text:p text:style-name="P1"><text:span text:style-name="T2"><text:s/>Thrissur</text:span></text:p>
      <text:p text:style-name="P1"><text:span text:style-name="T3"/></text:p>
      <text:p text:style-name="P1"><text:span text:style-name="T4">CS331<text:s/></text:span><text:span text:style-name="T5">–</text:span><text:span text:style-name="T6"><text:s/>System Software LabDocumentation </text:span></text:p>
      <text:p text:style-name="P1"><text:span text:style-name="T7">Exp1<text:s/></text:span><text:span text:style-name="T8">–</text:span><text:span text:style-name="T9"><text:s/>CPU Scheduling Algorithm</text:span><text:span text:style-name="T10"><text:s/>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21 August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>Experiment 2:</text:span></text:p>
      <text:p text:style-name="P2"><text:span text:style-name="T19"/></text:p>
      <text:p text:style-name="P3"><text:span text:style-name="T20">Simulate the following file allocation strategies</text:span></text:p>
      <text:p text:style-name="P3"><text:span text:style-name="T20">1. Sequential<text:tab/><text:tab/>2. Linked<text:tab/><text:tab/>3.Indexed</text:span></text:p>
      <text:p text:style-name="P3"><text:span text:style-name="T21"/></text:p>
      <text:p text:style-name="P4"><text:span text:style-name="T21"/></text:p>
      <text:p text:style-name="P4"><text:span text:style-name="T22">Compilation of CodePrerequisite</text:span></text:p>
      <text:p text:style-name="P4"><text:span text:style-name="T23"/></text:p>
      <text:list text:style-name="L5">
        <text:list-item>
          <text:p text:style-name="P5"><text:span text:style-name="T24">The code is provided in the</text:span><text:span text:style-name="T25"><text:s/>program.c<text:s/></text:span><text:span text:style-name="T26">along with this documentation. You can open the terminal in Linux (Ubuntu 18.04 tested). Then run the command</text:span></text:p>
        </text:list-item>
      </text:list>
      <text:p text:style-name="P6"><text:span text:style-name="T27">gcc program.c</text:span></text:p>
      <text:p text:style-name="P6"><text:span text:style-name="T27">./a.out</text:span></text:p>
      <text:p text:style-name="P6"><text:span text:style-name="T28">There are<text:s/></text:span><text:span text:style-name="T29">four input files in this program</text:span></text:p>
      <text:list text:style-name="L7">
        <text:list-item>
          <text:p text:style-name="P7"><text:span text:style-name="T30">Sequential:<text:s/></text:span><text:span text:style-name="T31">sequential_input.txt</text:span></text:p>
        </text:list-item>
      </text:list>
      <text:p text:style-name="P8"><text:span text:style-name="T32">If we want to change the contents of the file. Enter it in the following format</text:span></text:p>
      <text:p text:style-name="P8"><text:span text:style-name="T33">Starting Address (Number) &lt;Tab&gt; Length(Number) &lt;Tab&gt; Content as string</text:span></text:p>
      <text:list text:style-name="L9">
        <text:list-item>
          <text:p text:style-name="P9"><text:span text:style-name="T34">Linked:<text:s/></text:span><text:span text:style-name="T35">linked_memory_input.txt<text:s/></text:span><text:span text:style-name="T36">and<text:s/></text:span><text:span text:style-name="T37">linked_process_input.txt</text:span></text:p>
        </text:list-item>
        <text:list-item>
          <text:p text:style-name="P10"><text:span text:style-name="T38">linked_memory_input.txt:</text:span><text:span text:style-name="T39"><text:s/></text:span><text:span text:style-name="T40">If we want to change the contents of the file containing the memory link information. Enter it in the following format</text:span></text:p>
        </text:list-item>
      </text:list>
      <text:p text:style-name="P11"><text:span text:style-name="T41">Current Address (Number) &lt;Tab&gt; Next Address(Number)</text:span></text:p>
      <text:list text:style-name="L12">
        <text:list-item>
          <text:p text:style-name="P12"><text:span text:style-name="T42">linked_process_input.txt:</text:span><text:span text:style-name="T43"><text:s/></text:span><text:span text:style-name="T44">If we want to change the contents of the file containing the process information. Enter it in the following format</text:span></text:p>
        </text:list-item>
      </text:list>
      <text:p text:style-name="P13"><text:span text:style-name="T45">Process ID (Number) &lt;Tab&gt; Length(Number) &lt;Tab&gt; Content as string</text:span></text:p>
      <text:list text:style-name="L14">
        <text:list-item>
          <text:p text:style-name="P14"><text:span text:style-name="T46">Indexed:<text:s/></text:span><text:span text:style-name="T47">indexed_input.txt</text:span></text:p>
        </text:list-item>
      </text:list>
      <text:p text:style-name="P15"><text:span text:style-name="T48">If we want to change the contents of the file. Enter it in the following format</text:span></text:p>
      <text:p text:style-name="P15"><text:span text:style-name="T49">Starting Address (Number) &lt;Tab&gt; Length(Number) &lt;Tab&gt; Index (Number) &lt;Tab&gt; Content as string</text:span></text:p>
      <text:p text:style-name="P15"><text:span text:style-name="T50">Note that there should not be new line or blank line at the end of file </text:span></text:p>
      <text:list text:style-name="L16">
        <text:list-item>
          <text:p text:style-name="P16"><text:span text:style-name="T51">Output of the code will be printed on the<text:s/></text:span><text:span text:style-name="T52">console</text:span><text:span text:style-name="T53"><text:s/>as well as to a text file named<text:s/></text:span><text:span text:style-name="T54">output.txt</text:span></text:p>
        </text:list-item>
        <text:list-item>
          <text:p text:style-name="P16"><text:span text:style-name="T54">Note: Please see the my_machine_output.txt file for the output I got on my machine.</text:span></text:p>
        </text:list-item>
      </text:list>
      <text:p text:style-name="P17"><text:span text:style-name="T55"/></text:p>
      <text:p text:style-name="P17"><text:span text:style-name="T56">Output / Screenshots</text:span></text:p>
      <text:p text:style-name="P18"><text:span text:style-name="T57">Output of each menu item</text:span></text:p>
      <text:p text:style-name="P18"><text:span text:style-name="T58">1.Sequential Allocation</text:span></text:p>
      <text:p text:style-name="P19"><draw:frame text:anchor-type="as-char" svg:width="102.66mm" svg:height="144.57mm" style:rel-width="scale" style:rel-height="scale"><draw:object-ole xlink:href="OleObj1"/><draw:image xlink:href="ObjectReplacements/OleObj1"/></draw:frame><text:span text:style-name="T58"/></text:p>
      <text:p text:style-name="P19"><text:span text:style-name="T58"/></text:p>
      <text:p text:style-name="P19"><text:span text:style-name="T58">2.Linked List Allocation</text:span></text:p>
      <text:p text:style-name="P19"><draw:frame text:anchor-type="as-char" svg:width="107.53mm" svg:height="118.96mm" style:rel-width="scale" style:rel-height="scale"><draw:object-ole xlink:href="OleObj2"/><draw:image xlink:href="ObjectReplacements/OleObj2"/></draw:frame><text:span text:style-name="T58"/></text:p>
      <text:p text:style-name="P19"><text:span text:style-name="T58"/></text:p>
      <text:p text:style-name="P19"><text:span text:style-name="T58">3.Indexed Allocation</text:span></text:p>
      <text:p text:style-name="P19"><draw:frame text:anchor-type="as-char" svg:width="115.99mm" svg:height="82.13mm" style:rel-width="scale" style:rel-height="scale"><draw:object-ole xlink:href="OleObj3"/><draw:image xlink:href="ObjectReplacements/OleObj3"/></draw:frame><text:span text:style-name="T58"/></text:p>
      <text:p text:style-name="P19"><text:span text:style-name="T58"/></text:p>
      <text:p text:style-name="P20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